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0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0mm" svg:y="76.83mm">
            <loext:p draw:notify-on-update-of-ranges="Sheet1.A2:Sheet1.A2 Sheet1.A3:Sheet1.A8 Sheet1.B2:Sheet1.B2 Sheet1.B3:Sheet1.B8 Sheet1.A2:Sheet1.A2 Sheet1.A3:Sheet1.A8 Sheet1.C2:Sheet1.C2 Sheet1.C3:Sheet1.C8 Sheet1.A2:Sheet1.A2 Sheet1.A3:Sheet1.A8 Sheet1.D2:Sheet1.D2 Sheet1.D3:Sheet1.D8 Sheet1.A2:Sheet1.A2 Sheet1.A3:Sheet1.A8 Sheet1.E2:Sheet1.E2 Sheet1.E3:Sheet1.E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Ti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zes</text:p>
          </table:table-cell>
          <table:table-cell office:value-type="string" calcext:value-type="string">
            <text:p>No Optimisation</text:p>
          </table:table-cell>
          <table:table-cell office:value-type="string" calcext:value-type="string">
            <text:p>optipng</text:p>
          </table:table-cell>
          <table:table-cell office:value-type="string" calcext:value-type="string">
            <text:p>zopflipng</text:p>
          </table:table-cell>
          <table:table-cell office:value-type="string" calcext:value-type="string">
            <text:p>pngcrush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3.324574388" calcext:value-type="float">
            <text:p>23.324574388</text:p>
          </table:table-cell>
          <table:table-cell office:value-type="float" office:value="26.270035028" calcext:value-type="float">
            <text:p>26.270035028</text:p>
          </table:table-cell>
          <table:table-cell office:value-type="float" office:value="30.868336177" calcext:value-type="float">
            <text:p>30.868336177</text:p>
          </table:table-cell>
          <table:table-cell office:value-type="float" office:value="28.02006968" calcext:value-type="float">
            <text:p>28.0200696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4.124233469" calcext:value-type="float">
            <text:p>24.124233469</text:p>
          </table:table-cell>
          <table:table-cell office:value-type="float" office:value="27.925394145" calcext:value-type="float">
            <text:p>27.925394145</text:p>
          </table:table-cell>
          <table:table-cell office:value-type="float" office:value="31.434168852" calcext:value-type="float">
            <text:p>31.434168852</text:p>
          </table:table-cell>
          <table:table-cell office:value-type="float" office:value="31.042041523" calcext:value-type="float">
            <text:p>31.04204152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6.801240566" calcext:value-type="float">
            <text:p>26.801240566</text:p>
          </table:table-cell>
          <table:table-cell office:value-type="float" office:value="41.342890664" calcext:value-type="float">
            <text:p>41.342890664</text:p>
          </table:table-cell>
          <table:table-cell office:value-type="float" office:value="43.674362875" calcext:value-type="float">
            <text:p>43.674362875</text:p>
          </table:table-cell>
          <table:table-cell office:value-type="float" office:value="44.548824187" calcext:value-type="float">
            <text:p>44.54882418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0.83747329" calcext:value-type="float">
            <text:p>30.83747329</text:p>
          </table:table-cell>
          <table:table-cell office:value-type="float" office:value="77.033461626" calcext:value-type="float">
            <text:p>77.033461626</text:p>
          </table:table-cell>
          <table:table-cell office:value-type="float" office:value="81.541640615" calcext:value-type="float">
            <text:p>81.541640615</text:p>
          </table:table-cell>
          <table:table-cell office:value-type="float" office:value="77.264573307" calcext:value-type="float">
            <text:p>77.264573307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7.024099812" calcext:value-type="float">
            <text:p>47.024099812</text:p>
          </table:table-cell>
          <table:table-cell office:value-type="float" office:value="152.775401288" calcext:value-type="float">
            <text:p>152.775401288</text:p>
          </table:table-cell>
          <table:table-cell office:value-type="float" office:value="158.384737965" calcext:value-type="float">
            <text:p>158.384737965</text:p>
          </table:table-cell>
          <table:table-cell office:value-type="float" office:value="151.352064876" calcext:value-type="float">
            <text:p>151.352064876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95.014352058" calcext:value-type="float">
            <text:p>95.014352058</text:p>
          </table:table-cell>
          <table:table-cell office:value-type="float" office:value="334.836394413" calcext:value-type="float">
            <text:p>334.836394413</text:p>
          </table:table-cell>
          <table:table-cell office:value-type="float" office:value="394.270155288" calcext:value-type="float">
            <text:p>394.270155288</text:p>
          </table:table-cell>
          <table:table-cell office:value-type="float" office:value="326.498175662" calcext:value-type="float">
            <text:p>326.49817566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File Siz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zes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79098" calcext:value-type="float">
            <text:p>179098</text:p>
          </table:table-cell>
          <table:table-cell table:number-columns-repeated="3" office:value-type="float" office:value="143371" calcext:value-type="float">
            <text:p>14337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00685" calcext:value-type="float">
            <text:p>400685</text:p>
          </table:table-cell>
          <table:table-cell table:number-columns-repeated="3" office:value-type="float" office:value="348379" calcext:value-type="float">
            <text:p>34837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3472" calcext:value-type="float">
            <text:p>1003472</text:p>
          </table:table-cell>
          <table:table-cell table:number-columns-repeated="3" office:value-type="float" office:value="897770" calcext:value-type="float">
            <text:p>89777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524342" calcext:value-type="float">
            <text:p>2524342</text:p>
          </table:table-cell>
          <table:table-cell table:number-columns-repeated="3" office:value-type="float" office:value="2276049" calcext:value-type="float">
            <text:p>2276049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6110674" calcext:value-type="float">
            <text:p>6110674</text:p>
          </table:table-cell>
          <table:table-cell table:number-columns-repeated="3" office:value-type="float" office:value="5508213" calcext:value-type="float">
            <text:p>5508213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3822266" calcext:value-type="float">
            <text:p>13822266</text:p>
          </table:table-cell>
          <table:table-cell table:number-columns-repeated="3" office:value-type="float" office:value="12407678" calcext:value-type="float">
            <text:p>1240767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name-asian="DejaVu Sans" style:font-size-asian="12pt" style:language-asian="zh" style:country-asian="CN" style:font-name-complex="Clear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Clear Sans" style:font-family-complex="'Clear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9T12:43:15.627530306</meta:creation-date>
    <dc:date>2017-03-09T13:50:41.659017232</dc:date>
    <meta:editing-duration>PT57M14S</meta:editing-duration>
    <meta:editing-cycles>4</meta:editing-cycles>
    <meta:generator>LibreOffice/5.3.0.3$Linux_X86_64 LibreOffice_project/30m0$Build-3</meta:generator>
    <meta:document-statistic meta:table-count="1" meta:cell-count="6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103cm" svg:y="3.48cm" style:legend-expansion="high" chart:style-name="ch2"/>
        <chart:plot-area chart:style-name="ch3" table:cell-range-address="Sheet1.A2:Sheet1.E8" chart:data-source-has-labels="row" svg:x="0.32cm" svg:y="0.18cm" svg:width="11.463cm" svg:height="8.64cm">
          <chartooo:coordinate-region svg:x="1.365cm" svg:y="0.374cm" svg:width="10.019cm" svg:height="7.81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3:Sheet1.B8" chart:label-cell-address="Sheet1.B2:Sheet1.B2" chart:class="chart:scatter">
            <chart:domain table:cell-range-address="Sheet1.A3:Sheet1.A8"/>
            <chart:data-point chart:repeated="6"/>
          </chart:series>
          <chart:series chart:style-name="ch8" chart:values-cell-range-address="Sheet1.C3:Sheet1.C8" chart:label-cell-address="Sheet1.C2:Sheet1.C2" chart:class="chart:scatter">
            <chart:data-point chart:repeated="6"/>
          </chart:series>
          <chart:series chart:style-name="ch9" chart:values-cell-range-address="Sheet1.D3:Sheet1.D8" chart:label-cell-address="Sheet1.D2:Sheet1.D2" chart:class="chart:scatter">
            <chart:data-point chart:repeated="6"/>
          </chart:series>
          <chart:series chart:style-name="ch10" chart:values-cell-range-address="Sheet1.E3:Sheet1.E8" chart:label-cell-address="Sheet1.E2:Sheet1.E2" chart:class="chart:scatte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o Optimisation</text:p>
                <draw:g>
                  <svg:desc>Sheet1.B2:Sheet1.B2</svg:desc>
                </draw:g>
              </table:table-cell>
              <table:table-cell office:value-type="string">
                <text:p>optipng</text:p>
                <draw:g>
                  <svg:desc>Sheet1.C2:Sheet1.C2</svg:desc>
                </draw:g>
              </table:table-cell>
              <table:table-cell office:value-type="string">
                <text:p>zopflipng</text:p>
                <draw:g>
                  <svg:desc>Sheet1.D2:Sheet1.D2</svg:desc>
                </draw:g>
              </table:table-cell>
              <table:table-cell office:value-type="string">
                <text:p>pngcrush</text:p>
                <draw:g>
                  <svg:desc>Sheet1.E2:Sheet1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">
                <text:p>32</text:p>
                <draw:g>
                  <svg:desc>Sheet1.A3:Sheet1.A8</svg:desc>
                </draw:g>
              </table:table-cell>
              <table:table-cell office:value-type="float" office:value="23.324574388">
                <text:p>23.324574388</text:p>
                <draw:g>
                  <svg:desc>Sheet1.B3:Sheet1.B8</svg:desc>
                </draw:g>
              </table:table-cell>
              <table:table-cell office:value-type="float" office:value="26.270035028">
                <text:p>26.270035028</text:p>
                <draw:g>
                  <svg:desc>Sheet1.C3:Sheet1.C8</svg:desc>
                </draw:g>
              </table:table-cell>
              <table:table-cell office:value-type="float" office:value="30.868336177">
                <text:p>30.868336177</text:p>
                <draw:g>
                  <svg:desc>Sheet1.D3:Sheet1.D8</svg:desc>
                </draw:g>
              </table:table-cell>
              <table:table-cell office:value-type="float" office:value="28.02006968">
                <text:p>28.02006968</text:p>
                <draw:g>
                  <svg:desc>Sheet1.E3:Sheet1.E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4">
                <text:p>64</text:p>
              </table:table-cell>
              <table:table-cell office:value-type="float" office:value="24.124233469">
                <text:p>24.124233469</text:p>
              </table:table-cell>
              <table:table-cell office:value-type="float" office:value="27.925394145">
                <text:p>27.925394145</text:p>
              </table:table-cell>
              <table:table-cell office:value-type="float" office:value="31.434168852">
                <text:p>31.434168852</text:p>
              </table:table-cell>
              <table:table-cell office:value-type="float" office:value="31.042041523">
                <text:p>31.0420415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8">
                <text:p>128</text:p>
              </table:table-cell>
              <table:table-cell office:value-type="float" office:value="26.801240566">
                <text:p>26.801240566</text:p>
              </table:table-cell>
              <table:table-cell office:value-type="float" office:value="41.342890664">
                <text:p>41.342890664</text:p>
              </table:table-cell>
              <table:table-cell office:value-type="float" office:value="43.674362875">
                <text:p>43.674362875</text:p>
              </table:table-cell>
              <table:table-cell office:value-type="float" office:value="44.548824187">
                <text:p>44.5488241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6">
                <text:p>256</text:p>
              </table:table-cell>
              <table:table-cell office:value-type="float" office:value="30.83747329">
                <text:p>30.83747329</text:p>
              </table:table-cell>
              <table:table-cell office:value-type="float" office:value="77.033461626">
                <text:p>77.033461626</text:p>
              </table:table-cell>
              <table:table-cell office:value-type="float" office:value="81.541640615">
                <text:p>81.541640615</text:p>
              </table:table-cell>
              <table:table-cell office:value-type="float" office:value="77.264573307">
                <text:p>77.2645733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12">
                <text:p>512</text:p>
              </table:table-cell>
              <table:table-cell office:value-type="float" office:value="47.024099812">
                <text:p>47.024099812</text:p>
              </table:table-cell>
              <table:table-cell office:value-type="float" office:value="152.775401288">
                <text:p>152.775401288</text:p>
              </table:table-cell>
              <table:table-cell office:value-type="float" office:value="158.384737965">
                <text:p>158.384737965</text:p>
              </table:table-cell>
              <table:table-cell office:value-type="float" office:value="151.352064876">
                <text:p>151.3520648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24">
                <text:p>1024</text:p>
              </table:table-cell>
              <table:table-cell office:value-type="float" office:value="95.014352058">
                <text:p>95.014352058</text:p>
              </table:table-cell>
              <table:table-cell office:value-type="float" office:value="334.836394413">
                <text:p>334.836394413</text:p>
              </table:table-cell>
              <table:table-cell office:value-type="float" office:value="394.270155288">
                <text:p>394.270155288</text:p>
              </table:table-cell>
              <table:table-cell office:value-type="float" office:value="326.498175662">
                <text:p>326.4981756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0.3$Linux_X86_64 LibreOffice_project/3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